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789cm" style:rel-column-width="18447*"/>
    </style:style>
    <style:style style:name="Tableau1.B" style:family="table-column">
      <style:table-column-properties style:column-width="3.281cm" style:rel-column-width="12638*"/>
    </style:style>
    <style:style style:name="Tableau1.C" style:family="table-column">
      <style:table-column-properties style:column-width="3.016cm" style:rel-column-width="11618*"/>
    </style:style>
    <style:style style:name="Tableau1.D" style:family="table-column">
      <style:table-column-properties style:column-width="3.149cm" style:rel-column-width="12128*"/>
    </style:style>
    <style:style style:name="Tableau1.E" style:family="table-column">
      <style:table-column-properties style:column-width="2.778cm" style:rel-column-width="1070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DGET DE TRESORERIE <text:s/></text:p>
      <text:p text:style-name="Standard"/>
      <text:p text:style-name="Standard"/>
      <text:p text:style-name="Standard">Ce budget s'établit donc dans une logique de dates <text:s/>de décaissements et d'encaisssements </text:p>
      <text:p text:style-name="Standard"/>
      <text:p text:style-name="Standard"/>
      <text:p text:style-name="Standard">Il faut intégrer dans les dec et enc du trimestre les enc et dec provenant du bilan de fin décembre </text:p>
      <text:p text:style-name="Standard">qui vont se réaliser en <text:s/>début <text:s/>de semestre .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Janvier</text:p>
          </table:table-cell>
          <table:table-cell table:style-name="Tableau1.A1" office:value-type="string">
            <text:p text:style-name="P4">Fevrier</text:p>
          </table:table-cell>
          <table:table-cell table:style-name="Tableau1.A1" office:value-type="string">
            <text:p text:style-name="P4">Mars </text:p>
          </table:table-cell>
          <table:table-cell table:style-name="Tableau1.E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span text:style-name="T1">Trésorerie intiale</text:span> </text:p>
            <text:p text:style-name="Table_20_Contents"/>
            <text:p text:style-name="P3">Encaissements</text:p>
            <text:p text:style-name="Table_20_Contents">- Clients du Bilan </text:p>
            <text:p text:style-name="Table_20_Contents">- ventes de janvier</text:p>
            <text:p text:style-name="Table_20_Contents">- ventes de février </text:p>
            <text:p text:style-name="Table_20_Contents">- ventes de mars </text:p>
            <text:p text:style-name="Table_20_Contents"/>
            <text:p text:style-name="Table_20_Contents"><text:s text:c="23"/>Total Enc </text:p>
            <text:p text:style-name="Table_20_Contents"/>
            <text:p text:style-name="Table_20_Contents"/>
            <text:p text:style-name="P2">Décaissements </text:p>
            <text:p text:style-name="P2"/>
            <text:p text:style-name="P2">-<text:span text:style-name="T2"> fournisseurs du bilan </text:span></text:p>
            <text:p text:style-name="P5">- dettes sociales </text:p>
            <text:p text:style-name="P5">- achats de janvier</text:p>
            <text:p text:style-name="P5">- achats de février</text:p>
            <text:p text:style-name="P5">- achats de mars</text:p>
            <text:p text:style-name="P5">- salaires nets</text:p>
            <text:p text:style-name="P5">- charges sociales </text:p>
            <text:p text:style-name="P5">- Remboursement d'emprunt</text:p>
            <text:p text:style-name="P5">- intérêts emprunt</text:p>
            <text:p text:style-name="P5">- Acquisition immobilisation</text:p>
            <text:p text:style-name="P5"/>
            <text:p text:style-name="P5"><text:s text:c="20"/>Total Dec</text:p>
            <text:p text:style-name="P5"/>
            <text:p text:style-name="P2">Trésorerie fin de période<text:span text:style-name="T2"> </text:span></text:p>
          </table:table-cell>
          <table:table-cell table:style-name="Tableau1.A2" office:value-type="string">
            <text:p text:style-name="P4">8 800</text:p>
            <text:p text:style-name="P4"/>
            <text:p text:style-name="P4"/>
            <text:p text:style-name="P4">5 500</text:p>
            <text:p text:style-name="P4">40 000</text:p>
            <text:p text:style-name="P4"/>
            <text:p text:style-name="P4"/>
            <text:p text:style-name="P4">-----------</text:p>
            <text:p text:style-name="P4">45 500</text:p>
            <text:p text:style-name="P4"/>
            <text:p text:style-name="P4"/>
            <text:p text:style-name="P4"/>
            <text:p text:style-name="P4"/>
            <text:p text:style-name="P4">25 000</text:p>
            <text:p text:style-name="P4">4 800</text:p>
            <text:p text:style-name="P4">25 000</text:p>
            <text:p text:style-name="P4"/>
            <text:p text:style-name="P4"/>
            <text:p text:style-name="P4">12 000</text:p>
            <text:p text:style-name="P4"/>
            <text:p text:style-name="P4"/>
            <text:p text:style-name="P4">1 000</text:p>
            <text:p text:style-name="P4">240</text:p>
            <text:p text:style-name="P4"/>
            <text:p text:style-name="P4"/>
            <text:p text:style-name="P4">-----------</text:p>
            <text:p text:style-name="P4">68 040 </text:p>
            <text:p text:style-name="P4"/>
            <text:p text:style-name="P4">-13 740</text:p>
          </table:table-cell>
          <table:table-cell table:style-name="Tableau1.A2" office:value-type="string">
            <text:p text:style-name="P4">-13 740</text:p>
            <text:p text:style-name="P4"/>
            <text:p text:style-name="P4"/>
            <text:p text:style-name="P4">5 500</text:p>
            <text:p text:style-name="P4"/>
            <text:p text:style-name="P4">40 000</text:p>
            <text:p text:style-name="P4"/>
            <text:p text:style-name="P4">---------</text:p>
            <text:p text:style-name="P4">45 500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25 000</text:p>
            <text:p text:style-name="P4">25 000</text:p>
            <text:p text:style-name="P4"/>
            <text:p text:style-name="P4">12 000</text:p>
            <text:p text:style-name="P4">6 000</text:p>
            <text:p text:style-name="P4"/>
            <text:p text:style-name="P4">1 000</text:p>
            <text:p text:style-name="P4">230</text:p>
            <text:p text:style-name="P4"/>
            <text:p text:style-name="P4">30 000</text:p>
            <text:p text:style-name="P4">---------</text:p>
            <text:p text:style-name="P4">99 230</text:p>
            <text:p text:style-name="P4"/>
            <text:p text:style-name="P4">- 67 470</text:p>
            <text:p text:style-name="P4"/>
            <text:p text:style-name="P4"/>
          </table:table-cell>
          <table:table-cell table:style-name="Tableau1.A2" office:value-type="string">
            <text:p text:style-name="P4">-67 470</text:p>
            <text:p text:style-name="P4"/>
            <text:p text:style-name="P4"/>
            <text:p text:style-name="P4"/>
            <text:p text:style-name="P4">60 000</text:p>
            <text:p text:style-name="P4"/>
            <text:p text:style-name="P4">40 000</text:p>
            <text:p text:style-name="P4">---------</text:p>
            <text:p text:style-name="P4">100 000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25 000</text:p>
            <text:p text:style-name="P4">25 000</text:p>
            <text:p text:style-name="P4">12 000</text:p>
            <text:p text:style-name="P4">6 000</text:p>
            <text:p text:style-name="P4"/>
            <text:p text:style-name="P4">1 000</text:p>
            <text:p text:style-name="P4">220</text:p>
            <text:p text:style-name="P4"/>
            <text:p text:style-name="P4"/>
            <text:p text:style-name="P4">---------</text:p>
            <text:p text:style-name="P4">69 220</text:p>
            <text:p text:style-name="P4"/>
            <text:p text:style-name="P4">- 36 690</text:p>
          </table:table-cell>
          <table:table-cell table:style-name="Tableau1.E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60 000 ( avril)</text:p>
            <text:p text:style-name="Table_20_Contents">60 000 ( mai)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25 000 ( avril)</text:p>
            <text:p text:style-name="Table_20_Contents"/>
            <text:p text:style-name="Table_20_Contents"><text:s/>6 000 ( avril)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/>+ 3 x 30 000</text:p>
            <text:p text:style-name="Table_20_Contents"/>
            <text:p text:style-name="Table_20_Contents"/>
          </table:table-cell>
        </table:table-row>
      </table:table>
      <text:p text:style-name="Standard"><text:s/></text:p>
      <text:p text:style-name="Standard"/>
      <text:p text:style-name="Standard"><text:s/>Remarques : </text:p>
      <text:list xml:id="list8568376980642686433" text:style-name="L1">
        <text:list-item>
          <text:p text:style-name="P6">les dettes sociales du bilan <text:s/>sont en fait les charges sociales de décembre qui seront payées en janvier , il y a donc bien des charges sociales à payer en janvier .</text:p>
        </text:list-item>
      </text:list>
      <text:p text:style-name="Standard"><text:s text:c="6"/>- <text:s text:c="3"/>Emprunt : 24 000 /24 mois <text:s/>= 1 000 € /mois + interêt portant du le montant restant dû</text:p>
      <text:list xml:id="list7227667915419876584" text:style-name="L2">
        <text:list-item>
          <text:list>
            <text:list-item>
              <text:list>
                <text:list-header>
                  <text:p text:style-name="P7">soit en janvier : 24 000 x 1% = 240€ , fevrier : 23 000 x 1% = 230 €, mars <text:s/>22 000 x 1% = 220 €</text:p>
                </text:list-header>
              </text:list>
            </text:list-item>
          </text:list>
        </text:list-item>
      </text:list>
      <text:p text:style-name="Standard"/>
      <text:p text:style-name="Standard"/>
      <text:p text:style-name="Standard"><text:soft-page-break/></text:p>
      <text:p text:style-name="Standard"><text:s text:c="8"/>- <text:s text:c="2"/>les amortissements , comme vu au chapitre 2 sont des charges non décaissables</text:p>
      <text:p text:style-name="Standard"><text:s text:c="12"/>et donc ne font pas partie du budget de trésorerie . </text:p>
      <text:p text:style-name="Standard"/>
      <text:p text:style-name="Standard"/>
      <text:p text:style-name="Standard">Ici, la TVA est négligée </text:p>
      <text:p text:style-name="Standard"/>
      <text:p text:style-name="Standard"><text:span text:style-name="T3">Conclusion : </text:span>le buget de trésorerie est constamment déficitaire, il faudrait modifier les délais de paiement clients ( trop longs) . On peut aussi penser à remettre à l'escompte ( cf chapitre 3 ) les créances clients sous forme de lettre de change , le coût est faible . </text:p>
      <text:p text:style-name="Standard">La machine , acquise en février ne doit pas etre payée sur un an comme prévu , sa durée d'utilisation étant de 10 ans , il faut faire un emprunt sur cette durée .</text:p>
      <text:p text:style-name="Standard"><text:s/>De plus, le service de facturation de l'entreprise doit être efficace ( relances rapides, remise rapide des chèques clients )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E DESCARPENTRIES</meta:initial-creator>
    <meta:creation-date>2020-05-04T10:24:53.45</meta:creation-date>
    <dc:date>2020-12-07T17:00:01.96</dc:date>
    <dc:creator>Martine  Descarpentries</dc:creator>
    <meta:editing-duration>PT48M39S</meta:editing-duration>
    <meta:editing-cycles>3</meta:editing-cycles>
    <meta:generator>OpenOffice/4.1.2$Win32 OpenOffice.org_project/412m3$Build-9782</meta:generator>
    <meta:document-statistic meta:table-count="1" meta:image-count="0" meta:object-count="0" meta:page-count="2" meta:paragraph-count="86" meta:word-count="427" meta:character-count="2138"/>
  </office:meta>
</office:document-meta>
</file>